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337.49pt"/>
    </style:style>
    <style:style style:name="co4" style:family="table-column">
      <style:table-column-properties fo:break-before="auto" style:column-width="307.5pt"/>
    </style:style>
    <style:style style:name="co5" style:family="table-column">
      <style:table-column-properties fo:break-before="auto" style:column-width="147.74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29.74pt"/>
    </style:style>
    <style:style style:name="co8" style:family="table-column">
      <style:table-column-properties fo:break-before="auto" style:column-width="254.24pt"/>
    </style:style>
    <style:style style:name="co9" style:family="table-column">
      <style:table-column-properties fo:break-before="auto" style:column-width="231pt"/>
    </style:style>
    <style:style style:name="co10" style:family="table-column">
      <style:table-column-properties fo:break-before="auto" style:column-width="103.4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41.75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75pt" fo:break-before="auto" style:use-optimal-row-height="true"/>
    </style:style>
    <style:style style:name="ro6" style:family="table-row">
      <style:table-row-properties style:row-height="57pt" fo:break-before="auto" style:use-optimal-row-height="true"/>
    </style:style>
    <style:style style:name="ro7" style:family="table-row">
      <style:table-row-properties style:row-height="22.34pt" fo:break-before="auto" style:use-optimal-row-height="false"/>
    </style:style>
    <style:style style:name="ro8" style:family="table-row">
      <style:table-row-properties style:row-height="39.6pt" fo:break-before="auto" style:use-optimal-row-height="false"/>
    </style:style>
    <style:style style:name="ro9" style:family="table-row">
      <style:table-row-properties style:row-height="42.41pt" fo:break-before="auto" style:use-optimal-row-height="false"/>
    </style:style>
    <style:style style:name="ro10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1">
      <style:table-cell-properties fo:wrap-option="wrap" style:vertical-align="middle"/>
    </style:style>
    <style:style style:name="ce3" style:family="table-cell" style:parent-style-name="Good" style:data-style-name="N20111">
      <style:table-cell-properties fo:background-color="transparent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4" style:family="table-cell" style:parent-style-name="Neutral" style:data-style-name="N121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5" style:family="table-cell" style:parent-style-name="Good" style:data-style-name="N2011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6" style:family="table-cell" style:parent-style-name="Good" style:data-style-name="N121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7" style:family="table-cell" style:parent-style-name="Default" style:data-style-name="N121">
      <style:table-cell-properties fo:wrap-option="wrap" fo:border="0.06pt solid #000000" style:vertical-align="middle"/>
    </style:style>
    <style:style style:name="ce8" style:family="table-cell" style:parent-style-name="Default" style:data-style-name="N0">
      <style:table-cell-properties fo:wrap-option="wrap" style:vertical-align="middle"/>
    </style:style>
    <style:style style:name="ce9" style:family="table-cell" style:parent-style-name="Default" style:data-style-name="N0">
      <style:table-cell-properties fo:wrap-option="wrap" fo:border="0.06pt solid #000000" style:vertical-align="middle"/>
    </style:style>
    <style:style style:name="ce10" style:family="table-cell" style:parent-style-name="Neutral" style:data-style-name="N0">
      <style:table-cell-properties fo:background-color="#ffeb9c" fo:wrap-option="wrap" fo:border="0.06pt solid #000000" style:vertical-align="middle"/>
      <style:text-properties fo:color="#9c6500" style:font-name="Calibri1" style:font-name-asian="Calibri1" style:font-name-complex="Calibri1"/>
    </style:style>
    <style:style style:name="ce11" style:family="table-cell" style:parent-style-name="Good" style:data-style-name="N0">
      <style:table-cell-properties fo:background-color="#c6efce" fo:wrap-option="wrap" fo:border="0.06pt solid #000000" style:vertical-align="middl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</style:style>
    <style:style style:name="ce1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number-columns-repeated="1019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Problem/todo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inished on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date" office:date-value="2017-03-25" calcext:value-type="date">
            <text:p>25/3/17</text:p>
          </table:table-cell>
          <table:table-cell table:style-name="ce9" office:value-type="string" calcext:value-type="string">
            <text:p>check other issues with renaming. e.g. class attributes renaming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3" office:value-type="date" office:date-value="2017-03-25" calcext:value-type="date">
            <text:p>25/3/17</text:p>
          </table:table-cell>
          <table:table-cell table:style-name="ce9" office:value-type="string" calcext:value-type="string">
            <text:p>Rename is not taking into consideration when analysing different versions of a feature: this includes, naturally, copy and twi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3" office:value-type="date" office:date-value="2017-03-24" calcext:value-type="date">
            <text:p>24/3/17</text:p>
          </table:table-cell>
          <table:table-cell table:style-name="ce9" office:value-type="string" calcext:value-type="string">
            <text:p>check different version of default_create: it should take the most recent vers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4" office:value-type="date" office:date-value="2017-03-23" calcext:value-type="date">
            <text:p>23/03/17</text:p>
          </table:table-cell>
          <table:table-cell table:style-name="ce10" office:value-type="string" calcext:value-type="string">
            <text:p>https://drive.google.com/open?id=0B1GMHm59JFjqd0oxQjJranR0LWc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:= -&gt; override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" office:value-type="date" office:date-value="2017-03-23" calcext:value-type="date">
            <text:p>23/3/17</text:p>
          </table:table-cell>
          <table:table-cell table:style-name="ce11" office:value-type="string" calcext:value-type="string">
            <text:p>Precursor: crashes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check cond and loop when doing create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date" office:date-value="2017-03-23" calcext:value-type="date">
            <text:p>23/3/17</text:p>
          </table:table-cell>
          <table:table-cell table:style-name="ce9" office:value-type="string" calcext:value-type="string">
            <text:p>Recursion: is it working in all cases?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" office:value-type="date" office:date-value="2017-03-23" calcext:value-type="date">
            <text:p>23/3/17</text:p>
          </table:table-cell>
          <table:table-cell table:style-name="ce11" office:value-type="string" calcext:value-type="string">
            <text:p>V_LINKED_LIST_ITERATOR – index: probably the problem is that 'c' has Void as object</text:p>
          </table:table-cell>
          <table:table-cell table:style-name="ce11" office:value-type="string" calcext:value-type="string">
            <text:p>done: the problem was handling void ALIAS_OBJECTS</text:p>
          </table:table-cell>
          <table:table-cell table:style-name="ce5" office:value-type="date" office:date-value="2017-03-26" calcext:value-type="date">
            <text:p>26/3/17</text:p>
          </table:table-cell>
          <table:table-cell table:number-columns-repeated="1019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3" office:value-type="date" office:date-value="2017-03-20" calcext:value-type="date">
            <text:p>20/3/17</text:p>
          </table:table-cell>
          <table:table-cell table:style-name="ce9" office:value-type="string" calcext:value-type="string">
            <text:p>If attached x as xx then a:=xxend should not take into consideration the case of x being Voi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subsume inside condition does not update conditional to restore the graph once finished</text:p>
          </table:table-cell>
          <table:table-cell table:style-name="ce11" office:value-type="string" calcext:value-type="string">
            <text:p>Done: functionality was added</text:p>
          </table:table-cell>
          <table:table-cell table:style-name="ce5" office:value-type="string" calcext:value-type="string">
            <text:p>23/3/2017</text:p>
          </table:table-cell>
          <table:table-cell table:number-columns-repeated="1019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5" office:value-type="date" office:date-value="2017-03-18" calcext:value-type="date">
            <text:p>18/3/17</text:p>
          </table:table-cell>
          <table:table-cell table:style-name="ce11" office:value-type="string" calcext:value-type="string">
            <text:p>Local variables in case of loop inside cond (check also a cond inside a loop)</text:p>
          </table:table-cell>
          <table:table-cell table:style-name="ce11" office:value-type="string" calcext:value-type="string">
            <text:p>Done: treating local variables (apart of Result) was not being handled.</text:p>
          </table:table-cell>
          <table:table-cell table:style-name="ce5" office:value-type="date" office:date-value="2017-03-18" calcext:value-type="date">
            <text:p>18/3/17</text:p>
          </table:table-cell>
          <table:table-cell table:number-columns-repeated="1019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4" office:value-type="date" office:date-value="2017-03-14" calcext:value-type="date">
            <text:p>14/03/17</text:p>
          </table:table-cell>
          <table:table-cell table:style-name="ce10" office:value-type="string" calcext:value-type="string">
            <text:p>entity defined as att is_basic as argument is_basic as local not is_basic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String: hack -- classes: TYPE, ISE_ROUTINE, INTERNAL</text:p>
          </table:table-cell>
          <table:table-cell table:style-name="ce11" office:value-type="string" calcext:value-type="string">
            <text:p>Done: whenever something of the form v.w where 'v' is of type STRING, the implemenation does not check it (same as with basic types.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Agents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default_create</text:p>
          </table:table-cell>
          <table:table-cell table:style-name="ce11" office:value-type="string" calcext:value-type="string">
            <text:p>Done: when needed, the tool analysis the corresponding creation procedur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5" office:value-type="date" office:date-value="2017-03-14" calcext:value-type="date">
            <text:p>14/3/17</text:p>
          </table:table-cell>
          <table:table-cell table:style-name="ce11" office:value-type="string" calcext:value-type="string">
            <text:p>Inheritance</text:p>
          </table:table-cell>
          <table:table-cell table:style-name="ce11" office:value-type="string" calcext:value-type="string">
            <text:p>Initial implementation is done. Some crashes when try all cluster (needs to be checked). See also (47)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ANY: twin, copy, deep_twin, deep_copy</text:p>
          </table:table-cell>
          <table:table-cell table:style-name="ce9" office:value-type="string" calcext:value-type="string">
            <text:p>twin and copy being handled: there's a need for deep_twin and deep_copy implementation</text:p>
          </table:table-cell>
          <table:table-cell table:style-name="ce5" office:value-type="date" office:date-value="2017-03-24" calcext:value-type="date">
            <text:p>24/3/17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date" office:date-value="2017-03-14" calcext:value-type="date">
            <text:p>14/3/17</text:p>
          </table:table-cell>
          <table:table-cell table:style-name="ce9" office:value-type="string" calcext:value-type="string">
            <text:p>Run cluster mml: there are some problems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Result := Result.x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date" office:date-value="2017-03-08" calcext:value-type="date">
            <text:p>8/3/17</text:p>
          </table:table-cell>
          <table:table-cell table:style-name="ce11" office:value-type="string" calcext:value-type="string">
            <text:p>remove scope of ALIAS_graph: not being us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23" calcext:value-type="date">
            <text:p>23/3/17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loop and recursion with new implementat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check: make do create a.make en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date" office:date-value="2017-03-08" calcext:value-type="date">
            <text:p>8/3/17</text:p>
          </table:table-cell>
          <table:table-cell table:style-name="ce9" office:value-type="string" calcext:value-type="string">
            <text:p>Eiffel Build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date" office:date-value="2017-03-05" calcext:value-type="date">
            <text:p>5/3/17</text:p>
          </table:table-cell>
          <table:table-cell table:style-name="ce9" office:value-type="string" calcext:value-type="string">
            <text:p>Other external features: ANY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items in SPECIAL has several ANY links. ToDo: to add only if needed</text:p>
          </table:table-cell>
          <table:table-cell table:style-name="ce11" office:value-type="string" calcext:value-type="string">
            <text:p>Done: hack was added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5" office:value-type="date" office:date-value="2017-03-05" calcext:value-type="date">
            <text:p>5/3/17</text:p>
          </table:table-cell>
          <table:table-cell table:style-name="ce11" office:value-type="string" calcext:value-type="string">
            <text:p>Local variables: In case of expanded type, they should have an initial object in <text:s/>the graph</text:p>
          </table:table-cell>
          <table:table-cell table:style-name="ce11" office:value-type="string" calcext:value-type="string">
            <text:p>Done: whenever used if they do not have a value, the implementation will give it to it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4" office:value-type="date" office:date-value="2017-03-05" calcext:value-type="date">
            <text:p>05/03/17</text:p>
          </table:table-cell>
          <table:table-cell table:style-name="ce10" office:value-type="string" calcext:value-type="string">
            <text:p>Handle detachable attributes. They should also have as initial value a Void reference. How to get detachable atts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3" office:value-type="date" office:date-value="2017-03-04" calcext:value-type="date">
            <text:p>4/3/17</text:p>
          </table:table-cell>
          <table:table-cell table:style-name="ce9" office:value-type="string" calcext:value-type="string">
            <text:p>V_ARRAY [G] (probably others as well) check what happens if G is expanded. e.g. V_ARRAY [INTEGER]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date" office:date-value="2017-03-04" calcext:value-type="date">
            <text:p>4/3/17</text:p>
          </table:table-cell>
          <table:table-cell table:style-name="ce11" office:value-type="string" calcext:value-type="string">
            <text:p>External: does not need to have note clause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5" office:value-type="date" office:date-value="2017-02-23" calcext:value-type="date">
            <text:p>23/2/17</text:p>
          </table:table-cell>
          <table:table-cell table:style-name="ce11" office:value-type="string" calcext:value-type="string">
            <text:p>class_atts is always before update_atts. They both do the same and it is not necessary to do it twice. Check if this is true, if so, correct</text:p>
          </table:table-cell>
          <table:table-cell table:style-name="ce11" office:value-type="string" calcext:value-type="string">
            <text:p>Done: I removed update_att. The implementation always updates all class attributes when pushed things to the stack</text:p>
          </table:table-cell>
          <table:table-cell table:style-name="ce5" office:value-type="date" office:date-value="2017-03-05" calcext:value-type="date">
            <text:p>5/3/17</text:p>
          </table:table-cell>
          <table:table-cell table:number-columns-repeated="1019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date" office:date-value="2017-02-23" calcext:value-type="date">
            <text:p>23/02/17</text:p>
          </table:table-cell>
          <table:table-cell table:style-name="ce11" office:value-type="string" calcext:value-type="string">
            <text:p>Issues to directly analyse an external feature. No problems if the feature is being called</text:p>
          </table:table-cell>
          <table:table-cell table:style-name="ce11" office:value-type="string" calcext:value-type="string">
            <text:p>Done</text:p>
          </table:table-cell>
          <table:table-cell table:style-name="ce5" office:value-type="date" office:date-value="2017-03-04" calcext:value-type="date">
            <text:p>4/3/1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heck constants</text:p>
          </table:table-cell>
          <table:table-cell table:style-name="ce11" office:value-type="string" calcext:value-type="string">
            <text:p>Do not have any problem</text:p>
          </table:table-cell>
          <table:table-cell table:style-name="ce5" office:value-type="date" office:date-value="2017-03-14" calcext:value-type="date">
            <text:p>14/3/1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21/02/2017</text:p>
          </table:table-cell>
          <table:table-cell table:style-name="ce11" office:value-type="string" calcext:value-type="string">
            <text:p>Class SPECIAL for hack: see sheet SPECIAL</text:p>
          </table:table-cell>
          <table:table-cell table:style-name="ce11" office:value-type="string" calcext:value-type="string">
            <text:p>Done: added `external_alias' note clause</text:p>
          </table:table-cell>
          <table:table-cell table:style-name="ce6" office:value-type="date" office:date-value="2017-04-03" calcext:value-type="date">
            <text:p>03/04/1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date" office:date-value="2017-02-20" calcext:value-type="date">
            <text:p>20/02/17</text:p>
          </table:table-cell>
          <table:table-cell table:style-name="ce11" office:value-type="string" calcext:value-type="string">
            <text:p>Think about redefined features</text:p>
          </table:table-cell>
          <table:table-cell table:style-name="ce11" office:value-type="string" calcext:value-type="string">
            <text:p>It is the union of the feature to tackle dynamic binding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date" office:date-value="2017-02-20" calcext:value-type="date">
            <text:p>20/02/17</text:p>
          </table:table-cell>
          <table:table-cell table:style-name="ce10" office:value-type="string" calcext:value-type="string">
            <text:p>Should we analyse functions which return an expanded type?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Agents: not supported?</text:p>
          </table:table-cell>
          <table:table-cell table:style-name="ce11" office:value-type="string" calcext:value-type="string">
            <text:p>They are not supported. I mention the issue in another cell. In March 14</text:p>
          </table:table-cell>
          <table:table-cell table:style-name="ce6" office:value-type="date" office:date-value="2017-03-14" calcext:value-type="date">
            <text:p>14/03/17</text:p>
          </table:table-cell>
          <table:table-cell table:number-columns-repeated="1019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copy in ARRAY2: does nothing since 'external''s aliases have not been defined yet</text:p>
          </table:table-cell>
          <table:table-cell table:style-name="ce11" office:value-type="string" calcext:value-type="string">
            <text:p>Done: external features are being handled</text:p>
          </table:table-cell>
          <table:table-cell table:style-name="ce6" office:value-type="date" office:date-value="2017-03-05" calcext:value-type="date">
            <text:p>05/03/1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20/02/2017</text:p>
          </table:table-cell>
          <table:table-cell table:style-name="ce11" office:value-type="string" calcext:value-type="string">
            <text:p>item in VARRAY2: crashes</text:p>
          </table:table-cell>
          <table:table-cell table:style-name="ce11" office:value-type="string" calcext:value-type="string">
            <text:p>Fixed: problem with path in conditionals</text:p>
          </table:table-cell>
          <table:table-cell table:style-name="ce5" office:value-type="date" office:date-value="2017-03-08" calcext:value-type="date">
            <text:p>8/3/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Empty feature fails</text:p>
          </table:table-cell>
          <table:table-cell table:style-name="ce11" office:value-type="string" calcext:value-type="string">
            <text:p>Done: problem was on the GUI part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What to do with arguments of feature being analysed? Should we output them?</text:p>
          </table:table-cell>
          <table:table-cell table:style-name="ce10" office:value-type="string" calcext:value-type="string">
            <text:p>Question</text:p>
          </table:table-cell>
          <table:table-cell table:style-name="ce7"/>
          <table:table-cell table:number-columns-repeated="101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{V_DEFAULT}.default_value creates a default values for types. In case there is not it creates a new (unutilised) object</text:p>
          </table:table-cell>
          <table:table-cell table:style-name="ce11" office:value-type="string" calcext:value-type="string">
            <text:p>Hacked: it uses too much of the internal tricks. It could be easily hacked since it creates a new object: for the alias analysis, there is no need to go down since the result is known.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Print → should be ignore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7" office:value-type="date" office:date-value="2017-02-19" calcext:value-type="date">
            <text:p>19/02/17</text:p>
          </table:table-cell>
          <table:table-cell table:style-name="ce9" office:value-type="string" calcext:value-type="string">
            <text:p>create: in cond, loop, recursion</text:p>
          </table:table-cell>
          <table:table-cell table:style-name="ce9"/>
          <table:table-cell table:style-name="ce7"/>
          <table:table-cell table:number-columns-repeated="1019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What to do with once routines? Treat them as attributes after the first analysis?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x := f.d; f: T do create Result end</text:p>
          </table:table-cell>
          <table:table-cell table:style-name="ce11" office:value-type="string" calcext:value-type="string">
            <text:p>Done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date" office:date-value="2017-02-19" calcext:value-type="date">
            <text:p>19/02/17</text:p>
          </table:table-cell>
          <table:table-cell table:style-name="ce11" office:value-type="string" calcext:value-type="string">
            <text:p>once features</text:p>
          </table:table-cell>
          <table:table-cell table:style-name="ce11" office:value-type="string" calcext:value-type="string">
            <text:p>Working</text:p>
          </table:table-cell>
          <table:table-cell table:style-name="ce6" office:value-type="date" office:date-value="2017-02-19" calcext:value-type="date">
            <text:p>19/02/17</text:p>
          </table:table-cell>
          <table:table-cell table:number-columns-repeated="1019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class INTERNAL: can we hack it? We know it. (also REFLECTOR CLASS)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" office:value-type="date" office:date-value="2017-02-19" calcext:value-type="date">
            <text:p>19/02/17</text:p>
          </table:table-cell>
          <table:table-cell table:style-name="ce10" office:value-type="string" calcext:value-type="string">
            <text:p>Class to hack: SPECIAL – TYPE – ISE_RUNTIME: they are all defined as external</text:p>
          </table:table-cell>
          <table:table-cell table:style-name="ce10"/>
          <table:table-cell table:style-name="ce4"/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/>
          <table:table-cell table:style-name="ce11" office:value-type="string" calcext:value-type="string">
            <text:p>No supported: t := {G}</text:p>
          </table:table-cell>
          <table:table-cell table:style-name="ce11" office:value-type="string" calcext:value-type="string">
            <text:p>Solved</text:p>
          </table:table-cell>
          <table:table-cell table:style-name="ce6" office:value-type="string" calcext:value-type="string">
            <text:p>19/02/17</text:p>
          </table:table-cell>
          <table:table-cell table:number-columns-repeated="1019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013" table:default-cell-style-name="ce1"/>
        <table:table-row table:style-name="ro1">
          <table:table-cell office:value-type="string" calcext:value-type="string">
            <text:p>note:</text:p>
          </table:table-cell>
          <table:table-cell table:style-name="ce12" office:value-type="string" calcext:value-type="string" table:number-columns-spanned="5" table:number-rows-spanned="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/>
          <table:table-cell office:value-type="string" calcext:value-type="string">
            <text:p>make_empty</text:p>
          </table:table-cell>
          <table:table-cell table:number-columns-repeated="1016"/>
        </table:table-row>
        <table:table-row table:style-name="ro1">
          <table:table-cell/>
          <table:covered-table-cell table:number-columns-repeated="5"/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 aliasing according to the postcondition</text:p>
          </table:table-cell>
          <table:table-cell office:value-type="string" calcext:value-type="string">
            <text:p>Hack in get_alias_info&gt;ACCESS_FEAT_AS&gt;find_routine&gt;conditional</text:p>
          </table:table-cell>
          <table:table-cell table:number-columns-repeated="1013"/>
        </table:table-row>
        <table:table-row table:style-name="ro1">
          <table:table-cell/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ction: we subsume all items of the SPECIAL [G] by G -&gt;_item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Ac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ke_emp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style-name="ce13" office:value-type="string" calcext:value-type="string">
            <text:p>subsume (items, all_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liasing according to the postcond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u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stcondition 'inserted' shows an alias: item (I) = v</text:p>
          </table:table-cell>
          <table:table-cell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n addition: 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make_filled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→ Alias (all_items, v) <text:s text:c="31"/>subsume (items, all_items)</text:p>
          </table:table-cell>
          <table:table-cell office:value-type="string" calcext:value-type="string">
            <text:p>alias: [items,-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ake_from_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nothing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item</text:p>
          </table:table-cell>
          <table:table-cell office:value-type="string" calcext:value-type="string">
            <text:p>alias (Result, items)</text:p>
          </table:table-cell>
          <table:table-cell office:value-type="string" calcext:value-type="string">
            <text:p>alias: [Result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dex_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tem_addr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th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base_addres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, a_pointer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ative_arra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eates a new NATIVE_ARRAY</text:p>
          </table:table-cell>
          <table:table-cell office:value-type="string" calcext:value-type="string">
            <text:p>alias (Result, fresh(NATIVE_ARRAY))</text:p>
          </table:table-cell>
          <table:table-cell office:value-type="string" calcext:value-type="string">
            <text:p>alias: [Result,+ NATIVE_ARRAY]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o_array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dex_se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, fresh (INTEGER_INTERVAL))</text:p>
          </table:table-cell>
          <table:table-cell office:value-type="string" calcext:value-type="string">
            <text:p>alias: [Result,+ INTEGER_INTERVAL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ow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constant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ic Type attribut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pac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led_wit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ame_ite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alid_in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returning Basic Type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r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es 'put' or 'extend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milar postcondition as 'put'</text:p>
          </table:table-cell>
          <table:table-cell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tend_fill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ls 'fill_with'</text:p>
          </table:table-cell>
          <table:table-cell table:style-name="ce13" office:value-type="string" calcext:value-type="string">
            <text:p>alias (items, v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l_with_default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alias (items, {T}.default)</text:p>
          </table:table-cell>
          <table:table-cell office:value-type="string" calcext:value-type="string">
            <text:p>alias: [v,items]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ert_dat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py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insert but does not change the size</text:p>
          </table:table-cell>
          <table:table-cell office:value-type="string" calcext:value-type="string">
            <text:p>alias (items, other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ve_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n_overlapping_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t is being done by the initial submission</text:p>
          </table:table-cell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keep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he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move_t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o alia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sized_area_with_defa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milar to resize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liased_resized_area_with_default</text:p>
          </table:table-cell>
          <table:table-cell/>
          <table:table-cell office:value-type="string" calcext:value-type="string">
            <text:p>Similar to aliased_resized_area</text:p>
          </table:table-cell>
          <table:table-cell office:value-type="string" calcext:value-type="string">
            <text:p>alias (Result.items, Current.items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place_all</text:p>
          </table:table-cell>
          <table:table-cell office:value-type="string" calcext:value-type="string">
            <text:p>N</text:p>
          </table:table-cell>
          <table:table-cell/>
          <table:table-cell table:style-name="ce13" office:value-type="string" calcext:value-type="string">
            <text:p>New (get rid of the other links) alias (items, v)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ipe_ou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ear_al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et ride of the links → subsu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there_exists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for_all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all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do_if_with_index_in_bounds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lement_siz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unction returning Basic Typ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office:value-type="string" calcext:value-type="string">
            <text:p>set_count</text:p>
          </table:table-cell>
          <table:table-cell table:number-columns-repeated="1021"/>
        </table:table-row>
        <table:table-row table:style-name="ro10" table:number-rows-repeated="104852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20111" number:language="en" number:country="GB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7-02-19T16:59:46Z</meta:creation-date>
    <dc:date>2017-03-26T16:57:31.414340952</dc:date>
    <meta:editing-cycles>90</meta:editing-cycles>
    <meta:editing-duration>P1DT19H57M12S</meta:editing-duration>
    <meta:document-statistic meta:table-count="2" meta:cell-count="395" meta:object-count="0"/>
    <meta:user-defined meta:name="WorkbookGuid">7d0541e7-bc53-4211-a7f6-661caef7e665</meta:user-defined>
  </office:meta>
</office:document-meta>
</file>